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<text:p text:style-name="Text_20_body">“Auf dem Weg zu offenen Bildungsmaterialien”</text:p></text:p>
      <text:p text:style-name="Author"><text:p text:style-name="Text_20_body"> <text:span text:style-name="T1">Autoren</text:span> “Christian Dohrmann, Stefan Jank, Hans Reimann, Marc Beilcke”</text:p></text:p>
      <text:p text:style-name="Date"><text:p text:style-name="Text_20_body">Version 1.0 (commit id d316777f1d3319a87bcb8717937cc463ad7e24c8) vom “2020-10-22”</text:p></text:p>
      <text:h text:style-name="Heading_20_1" text:outline-level="1"><text:bookmark-start text:name="vorwort"/>1 Vorwort<text:bookmark-end text:name="vorwort"/></text:h>
      <text:h text:style-name="Heading_20_1" text:outline-level="1"><text:bookmark-start text:name="intro"/>2 Einleitung<text:bookmark-end text:name="intro"/></text:h>
      <text:h text:style-name="Heading_20_1" text:outline-level="1"><text:bookmark-start text:name="umfeldanalyse"/>3 Umfeldanalyse<text:bookmark-end text:name="umfeldanalyse"/></text:h>
      <text:h text:style-name="Heading_20_1" text:outline-level="1"><text:bookmark-start text:name="methoden"/>4 Methoden<text:bookmark-end text:name="methoden"/></text:h>
      <text:h text:style-name="Heading_20_1" text:outline-level="1"><text:bookmark-start text:name="akteure"/>5 Akteure<text:bookmark-end text:name="akteure"/></text:h>
      <text:h text:style-name="Heading_20_1" text:outline-level="1"><text:bookmark-start text:name="handlungsempfehlungen"/>6 Handlungsempfehlungen<text:bookmark-end text:name="handlungsempfehlungen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>“Auf dem Weg zu offenen Bildungsmaterialien”</dc:title>
    <dc:description>Mit dieser Handreichung werden Handlungsempfehlungen zur Verankerung von OER an Brandenburger Hochschulen gegeben.</dc:description>
    <dc:subject/>
    <meta:keyword/>
    <meta:initial-creator/>
    <dc:creator/>
    <meta:creation-date>2020-10-22T13:55:17Z</meta:creation-date>
    <dc:date>2020-10-22T13:55:17Z</dc:date>
    <meta:user-defined meta:name="biblio-style" meta:value-type="string">apalike</meta:user-defined>
    <meta:user-defined meta:name="bibliography" meta:value-type="string"/>
    <meta:user-defined meta:name="bookdown" meta:value-type="string"/>
    <meta:user-defined meta:name="date" meta:value-type="string">Version 1.0 (commit id d316777f1d3319a87bcb8717937cc463ad7e24c8) vom “2020-10-22”</meta:user-defined>
    <meta:user-defined meta:name="documentclass" meta:value-type="string">book</meta:user-defined>
    <meta:user-defined meta:name="link-citations" meta:value-type="string">yes</meta:user-defined>
    <meta:user-defined meta:name="output" meta:value-type="string">word_document</meta:user-defined>
    <meta:user-defined meta:name="site" meta:value-type="string">bookdown::bookdown_site</meta:user-defined>
    <meta:user-defined meta:name="subtitle" meta:value-type="string">Handlungsempfehlungen zur Implementierung von OER an Brandenburger Hochschulen</meta:user-defined>
  </office:meta>
</office:document-meta>
</file>